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=5" style:apply-style-name="Neutral" style:base-cell-address="Hoja1.D3"/>
      <style:map style:condition="cell-content()&lt;5" style:apply-style-name="Bad" style:base-cell-address="Hoja1.D3"/>
      <style:map style:condition="cell-content()&gt;5" style:apply-style-name="Good" style:base-cell-address="Hoja1.D3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=5" style:apply-style-name="Neutral" style:base-cell-address="Hoja1.D3"/>
      <style:map style:condition="cell-content()&lt;5" style:apply-style-name="Bad" style:base-cell-address="Hoja1.D3"/>
      <style:map style:condition="cell-content()&gt;5" style:apply-style-name="Good" style:base-cell-address="Hoja1.D3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pellido</text:p>
          </table:table-cell>
          <table:table-cell office:value-type="string" calcext:value-type="string">
            <text:p>Nombre</text:p>
          </table:table-cell>
          <table:table-cell table:style-name="ce1" office:value-type="string" calcext:value-type="string">
            <text:p>Notas</text:p>
          </table:table-cell>
        </table:table-row>
        <table:table-row table:style-name="ro1">
          <table:table-cell/>
          <table:table-cell office:value-type="string" calcext:value-type="string">
            <text:p>Garcia</text:p>
          </table:table-cell>
          <table:table-cell office:value-type="string" calcext:value-type="string">
            <text:p>Isaa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on</text:p>
          </table:table-cell>
          <table:table-cell office:value-type="string" calcext:value-type="string">
            <text:p>Aro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Guillen</text:p>
          </table:table-cell>
          <table:table-cell office:value-type="string" calcext:value-type="string">
            <text:p>Pabl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Moya</text:p>
          </table:table-cell>
          <table:table-cell office:value-type="string" calcext:value-type="string">
            <text:p>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Simó</text:p>
          </table:table-cell>
          <table:table-cell office:value-type="string" calcext:value-type="string">
            <text:p>Erick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ons</text:p>
          </table:table-cell>
          <table:table-cell office:value-type="string" calcext:value-type="string">
            <text:p>Sergi</text:p>
          </table:table-cell>
          <table:table-cell office:value-type="float" office:value="5" calcext:value-type="float">
            <text:p>5</text:p>
          </table:table-cell>
        </table:table-row>
        <calcext:conditional-formats>
          <calcext:conditional-format calcext:target-range-address="Hoja1.D3:Hoja1.D8">
            <calcext:condition calcext:apply-style-name="Neutral" calcext:value="=5" calcext:base-cell-address="Hoja1.D3"/>
            <calcext:condition calcext:apply-style-name="Bad" calcext:value="&lt;5" calcext:base-cell-address="Hoja1.D3"/>
            <calcext:condition calcext:apply-style-name="Good" calcext:value="&gt;5" calcext:base-cell-address="Hoja1.D3"/>
          </calcext:conditional-format>
        </calcext:conditional-formats>
      </table:table>
      <table:named-expressions/>
      <table:database-ranges>
        <table:database-range table:name="__Anonymous_Sheet_DB__0" table:target-range-address="Hoja1.B7:Hoja1.D8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1:53:27.980686877</meta:creation-date>
    <dc:date>2023-04-27T12:31:59.631763441</dc:date>
    <meta:editing-duration>PT6M1S</meta:editing-duration>
    <meta:editing-cycles>1</meta:editing-cycles>
    <meta:document-statistic meta:table-count="1" meta:cell-count="21" meta:object-count="0"/>
    <meta:generator>LibreOffice/7.3.7.2$Linux_X86_64 LibreOffice_project/30$Build-2</meta:generator>
  </office:meta>
</office:document-meta>
</file>

<file path=Basic/Standard/Macro.xml><?xml version="1.0" encoding="utf-8"?>
<!DOCTYPE module  PUBLIC '-//OpenOffice.org//DTD OfficeDocument 1.0//EN'  'module.dtd'>
<script:module xmlns:script="http://openoffice.org/2000/script" script:name="Macro" script:language="StarBasic" script:moduleType="normal">REM  *****  BASIC  *****


sub Igual_Mayor_Meno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rem dispatcher.executeDispatch(document, ".uno:ConditionalFormatDialog", "", 0, Array())

rem ----------------------------------------------------------------------
rem dispatcher.executeDispatch(document, ".uno:ConditionalFormatDialog", "", 0, Array())

rem ----------------------------------------------------------------------
rem dispatcher.executeDispatch(document, ".uno:ConditionalFormatManagerDialog", "", 0, Array())

rem ----------------------------------------------------------------------
rem dispatcher.executeDispatch(document, ".uno:ConditionalFormatManagerDialog", "", 0, Array())

rem ----------------------------------------------------------------------
rem dispatcher.executeDispatch(document, ".uno:ConditionalFormatManagerDialog", "", 0, Array())

rem ----------------------------------------------------------------------
dim args6(0) as new com.sun.star.beans.PropertyValue
args6(0).Name = "ToPoint"
args6(0).Value = "$B$7"

dispatcher.executeDispatch(document, ".uno:GoToCell", "", 0, args6())

rem ----------------------------------------------------------------------
dim args7(0) as new com.sun.star.beans.PropertyValue
args7(0).Name = "ToPoint"
args7(0).Value = "$D$6"

dispatcher.executeDispatch(document, ".uno:GoToCell", "", 0, args7())

rem ----------------------------------------------------------------------
dim args8(0) as new com.sun.star.beans.PropertyValue
args8(0).Name = "StringName"
args8(0).Value = "5"

dispatcher.executeDispatch(document, ".uno:EnterString", "", 0, args8())

rem ----------------------------------------------------------------------
dim args9(0) as new com.sun.star.beans.PropertyValue
args9(0).Name = "ToPoint"
args9(0).Value = "$D$13"

dispatcher.executeDispatch(document, ".uno:GoToCell", "", 0, args9())

rem ----------------------------------------------------------------------
dim args10(0) as new com.sun.star.beans.PropertyValue
args10(0).Name = "ToPoint"
args10(0).Value = "$B$7"

dispatcher.executeDispatch(document, ".uno:GoToCell", "", 0, args10())

rem ----------------------------------------------------------------------
dim args11(0) as new com.sun.star.beans.PropertyValue
args11(0).Name = "StringName"
args11(0).Value = "Simó"

dispatcher.executeDispatch(document, ".uno:EnterString", "", 0, args11())

rem ----------------------------------------------------------------------
dim args12(1) as new com.sun.star.beans.PropertyValue
args12(0).Name = "By"
args12(0).Value = 1
args12(1).Name = "Sel"
args12(1).Value = false

dispatcher.executeDispatch(document, ".uno:GoRight", "", 0, args12())

rem ----------------------------------------------------------------------
dim args13(0) as new com.sun.star.beans.PropertyValue
args13(0).Name = "StringName"
args13(0).Value = "Erick"

dispatcher.executeDispatch(document, ".uno:EnterString", "", 0, args13())

rem ----------------------------------------------------------------------
dim args14(1) as new com.sun.star.beans.PropertyValue
args14(0).Name = "By"
args14(0).Value = 1
args14(1).Name = "Sel"
args14(1).Value = false

dispatcher.executeDispatch(document, ".uno:GoRight", "", 0, args14())

rem ----------------------------------------------------------------------
dim args15(0) as new com.sun.star.beans.PropertyValue
args15(0).Name = "StringName"
args15(0).Value = "4"

dispatcher.executeDispatch(document, ".uno:EnterString", "", 0, args15())

rem ----------------------------------------------------------------------
dim args16(1) as new com.sun.star.beans.PropertyValue
args16(0).Name = "By"
args16(0).Value = 1
args16(1).Name = "Sel"
args16(1).Value = false

dispatcher.executeDispatch(document, ".uno:GoDown", "", 0, args16())

rem ----------------------------------------------------------------------
dim args17(1) as new com.sun.star.beans.PropertyValue
args17(0).Name = "By"
args17(0).Value = 1
args17(1).Name = "Sel"
args17(1).Value = false

dispatcher.executeDispatch(document, ".uno:GoUp", "", 0, args17())

rem ----------------------------------------------------------------------
dim args18(0) as new com.sun.star.beans.PropertyValue
args18(0).Name = "ToPoint"
args18(0).Value = "$G$15"

dispatcher.executeDispatch(document, ".uno:GoToCell", "", 0, args18())

rem ----------------------------------------------------------------------
rem dispatcher.executeDispatch(document, ".uno:ConditionalFormatManagerDialog", "", 0, Array())

rem ----------------------------------------------------------------------
dim args20(0) as new com.sun.star.beans.PropertyValue
args20(0).Name = "ToPoint"
args20(0).Value = "$D$9"

dispatcher.executeDispatch(document, ".uno:GoToCell", "", 0, args20())

rem ----------------------------------------------------------------------
dim args21(0) as new com.sun.star.beans.PropertyValue
args21(0).Name = "ToPoint"
args21(0).Value = "$D$8"

dispatcher.executeDispatch(document, ".uno:GoToCell", "", 0, args21())

rem ----------------------------------------------------------------------
dim args22(0) as new com.sun.star.beans.PropertyValue
args22(0).Name = "ToPoint"
args22(0).Value = "$D$7"

dispatcher.executeDispatch(document, ".uno:GoToCell", "", 0, args22())

rem ----------------------------------------------------------------------
dispatcher.executeDispatch(document, ".uno:JumpToNextCell", "", 0, Array())

rem ----------------------------------------------------------------------
dim args24(0) as new com.sun.star.beans.PropertyValue
args24(0).Name = "ToPoint"
args24(0).Value = "$D$7"

dispatcher.executeDispatch(document, ".uno:GoToCell", "", 0, args24())

rem ----------------------------------------------------------------------
dim args25(0) as new com.sun.star.beans.PropertyValue
args25(0).Name = "ToPoint"
args25(0).Value = "$B$8"

dispatcher.executeDispatch(document, ".uno:GoToCell", "", 0, args25())

rem ----------------------------------------------------------------------
dim args26(0) as new com.sun.star.beans.PropertyValue
args26(0).Name = "StringName"
args26(0).Value = "Pons"

dispatcher.executeDispatch(document, ".uno:EnterString", "", 0, args26())

rem ----------------------------------------------------------------------
dim args27(1) as new com.sun.star.beans.PropertyValue
args27(0).Name = "By"
args27(0).Value = 1
args27(1).Name = "Sel"
args27(1).Value = false

dispatcher.executeDispatch(document, ".uno:GoRight", "", 0, args27())

rem ----------------------------------------------------------------------
dim args28(0) as new com.sun.star.beans.PropertyValue
args28(0).Name = "StringName"
args28(0).Value = "Sergi"

dispatcher.executeDispatch(document, ".uno:EnterString", "", 0, args28())

rem ----------------------------------------------------------------------
dim args29(0) as new com.sun.star.beans.PropertyValue
args29(0).Name = "ToPoint"
args29(0).Value = "$D$8"

dispatcher.executeDispatch(document, ".uno:GoToCell", "", 0, args29())

rem ----------------------------------------------------------------------
rem dispatcher.executeDispatch(document, ".uno:ConditionalFormatManagerDialog", "", 0, Array())

rem ----------------------------------------------------------------------
dim args31(0) as new com.sun.star.beans.PropertyValue
args31(0).Name = "StringName"
args31(0).Value = "6"

dispatcher.executeDispatch(document, ".uno:EnterString", "", 0, args31())

rem ----------------------------------------------------------------------
dim args32(0) as new com.sun.star.beans.PropertyValue
args32(0).Name = "ToPoint"
args32(0).Value = "$D$14"

dispatcher.executeDispatch(document, ".uno:GoToCell", "", 0, args32())

rem ----------------------------------------------------------------------
dim args33(0) as new com.sun.star.beans.PropertyValue
args33(0).Name = "ToPoint"
args33(0).Value = "$D$8"

dispatcher.executeDispatch(document, ".uno:GoToCell", "", 0, args33())

rem ----------------------------------------------------------------------
dim args34(0) as new com.sun.star.beans.PropertyValue
args34(0).Name = "StringName"
args34(0).Value = "5"

dispatcher.executeDispatch(document, ".uno:EnterString", "", 0, args34())

rem ----------------------------------------------------------------------
dispatcher.executeDispatch(document, ".uno:JumpToNextCell", "", 0, Array())

rem ----------------------------------------------------------------------
dim args36(0) as new com.sun.star.beans.PropertyValue
args36(0).Name = "ToPoint"
args36(0).Value = "$F$13"

dispatcher.executeDispatch(document, ".uno:GoToCell", "", 0, args36())

rem ----------------------------------------------------------------------
dim args37(0) as new com.sun.star.beans.PropertyValue
args37(0).Name = "ToPoint"
args37(0).Value = "$B$6:$D$9"

dispatcher.executeDispatch(document, ".uno:GoToCell", "", 0, args37())

rem ----------------------------------------------------------------------
dim args38(0) as new com.sun.star.beans.PropertyValue
args38(0).Name = "ToPoint"
args38(0).Value = "$D$10"

dispatcher.executeDispatch(document, ".uno:GoToCell", "", 0, args38())

rem ----------------------------------------------------------------------
dim args39(0) as new com.sun.star.beans.PropertyValue
args39(0).Name = "ToPoint"
args39(0).Value = "$B$2:$D$8"

dispatcher.executeDispatch(document, ".uno:GoToCell", "", 0, args39())

rem ----------------------------------------------------------------------
dim args40(12) as new com.sun.star.beans.PropertyValue
args40(0).Name = "OuterBorder.LeftBorder"
args40(0).Value = Array(0,0,26,0,0,26)
args40(1).Name = "OuterBorder.LeftDistance"
args40(1).Value = 0
args40(2).Name = "OuterBorder.RightBorder"
args40(2).Value = Array(0,0,26,0,0,26)
args40(3).Name = "OuterBorder.RightDistance"
args40(3).Value = 0
args40(4).Name = "OuterBorder.TopBorder"
args40(4).Value = Array(0,0,26,0,0,26)
args40(5).Name = "OuterBorder.TopDistance"
args40(5).Value = 0
args40(6).Name = "OuterBorder.BottomBorder"
args40(6).Value = Array(0,0,26,0,0,26)
args40(7).Name = "OuterBorder.BottomDistance"
args40(7).Value = 0
args40(8).Name = "InnerBorder.Horizontal"
args40(8).Value = Array(0,0,26,0,0,26)
args40(9).Name = "InnerBorder.Vertical"
args40(9).Value = Array(0,0,26,0,0,26)
args40(10).Name = "InnerBorder.Flags"
args40(10).Value = 0
args40(11).Name = "InnerBorder.ValidFlags"
args40(11).Value = 127
args40(12).Name = "InnerBorder.DefaultDistance"
args40(12).Value = 0

dispatcher.executeDispatch(document, ".uno:SetBorderStyle", "", 0, args40())

rem ----------------------------------------------------------------------
dim args41(0) as new com.sun.star.beans.PropertyValue
args41(0).Name = "ToPoint"
args41(0).Value = "$I$9"

dispatcher.executeDispatch(document, ".uno:GoToCell", "", 0, args41())

rem ----------------------------------------------------------------------
dim args42(0) as new com.sun.star.beans.PropertyValue
args42(0).Name = "ToPoint"
args42(0).Value = "$B$7:$D$8"

dispatcher.executeDispatch(document, ".uno:GoToCell", "", 0, args42())

rem ----------------------------------------------------------------------
dispatcher.executeDispatch(document, ".uno:DataFilterAutoFilter", "", 0, Array())

rem ----------------------------------------------------------------------
dim args44(0) as new com.sun.star.beans.PropertyValue
args44(0).Name = "ToPoint"
args44(0).Value = "$H$14"

dispatcher.executeDispatch(document, ".uno:GoToCell", "", 0, args44())

rem ----------------------------------------------------------------------
rem dispatcher.executeDispatch(document, ".uno:Undo", "", 0, Array())

rem ----------------------------------------------------------------------
dim args46(0) as new com.sun.star.beans.PropertyValue
args46(0).Name = "ToPoint"
args46(0).Value = "$B$7:$D$8"

dispatcher.executeDispatch(document, ".uno:GoToCell", "", 0, args46())

rem ----------------------------------------------------------------------
dim args47(0) as new com.sun.star.beans.PropertyValue
args47(0).Name = "HorizontalAlignment"
args47(0).Value = com.sun.star.table.CellHoriJustify.CENTER

dispatcher.executeDispatch(document, ".uno:HorizontalAlignment", "", 0, args47())

rem ----------------------------------------------------------------------
dim args48(0) as new com.sun.star.beans.PropertyValue
args48(0).Name = "ToPoint"
args48(0).Value = "$I$8"

dispatcher.executeDispatch(document, ".uno:GoToCell", "", 0, args4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